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word_kanji">
            <text:p>word_kanji</text:p>
          </table:table-cell>
          <table:table-cell table:style-name="pd1" office:value-type="string" office:value="word_kana">
            <text:p>word_kana</text:p>
          </table:table-cell>
          <table:table-cell table:style-name="pd1" office:value-type="string" office:value="word_meaning">
            <text:p>word_meaning</text:p>
          </table:table-cell>
          <table:table-cell table:style-name="pd1" office:value-type="string" office:value="word_grammar">
            <text:p>word_grammar</text:p>
          </table:table-cell>
          <table:table-cell table:style-name="pd1" office:value-type="string" office:value="sentence_count">
            <text:p>sentence_count</text:p>
          </table:table-cell>
          <table:table-cell table:style-name="pd1" office:value-type="string" office:value="sentence_1_kanji">
            <text:p>sentence_1_kanji</text:p>
          </table:table-cell>
          <table:table-cell table:style-name="pd1" office:value-type="string" office:value="sentence_1_kana">
            <text:p>sentence_1_kana</text:p>
          </table:table-cell>
          <table:table-cell table:style-name="pd1" office:value-type="string" office:value="sentence_1_meaning">
            <text:p>sentence_1_meaning</text:p>
          </table:table-cell>
          <table:table-cell table:style-name="pd1" office:value-type="string" office:value="sentence_2_kanji">
            <text:p>sentence_2_kanji</text:p>
          </table:table-cell>
          <table:table-cell table:style-name="pd1" office:value-type="string" office:value="sentence_2_kana">
            <text:p>sentence_2_kana</text:p>
          </table:table-cell>
          <table:table-cell table:style-name="pd1" office:value-type="string" office:value="sentence_2_meaning">
            <text:p>sentence_2_meaning</text:p>
          </table:table-cell>
          <table:table-cell table:style-name="pd1" office:value-type="string" office:value="from">
            <text:p>from</text:p>
          </table:table-cell>
          <table:table-cell table:style-name="pd1" office:value-type="string" office:value="part">
            <text:p>part</text:p>
          </table:table-cell>
          <table:table-cell table:style-name="pd1" office:value-type="string" office:value="word_audio">
            <text:p>word_audio</text:p>
          </table:table-cell>
          <table:table-cell table:style-name="pd1" office:value-type="string" office:value="audio_sentence_1">
            <text:p>audio_sentence_1</text:p>
          </table:table-cell>
          <table:table-cell table:style-name="pd1" office:value-type="string" office:value="audio_sentence_2">
            <text:p>audio_sentence_2</text:p>
          </table:table-cell>
          <table:table-cell table:style-name="pd1" office:value-type="string" office:value="audio-tag">
            <text:p>audio-tag</text:p>
          </table:table-cell>
          <table:table-cell table:style-name="pd1" office:value-type="string" office:value="sentence_1_tag">
            <text:p>sentence_1_tag</text:p>
          </table:table-cell>
          <table:table-cell table:style-name="pd1" office:value-type="string" office:value="sentence_2_tag">
            <text:p>sentence_2_tag</text:p>
          </table:table-cell>
        </table:table-row>
        <table:table-row>
          <table:table-cell office:value-type="string" office:value="一見">
            <text:p>一見</text:p>
          </table:table-cell>
          <table:table-cell office:value-type="string" office:value="いっけん">
            <text:p>いっけん</text:p>
          </table:table-cell>
          <table:table-cell office:value-type="string" office:value="at a glance">
            <text:p>at a glance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彼は一見サラリーマン風ですね。">
            <text:p>彼は一見サラリーマン風ですね。</text:p>
          </table:table-cell>
          <table:table-cell office:value-type="string" office:value="かれ は いっけん サラリーマン ふう です ね。">
            <text:p>かれ は いっけん サラリーマン ふう です ね。</text:p>
          </table:table-cell>
          <table:table-cell office:value-type="string" office:value="He looks like a salaryman at a glance.">
            <text:p>He looks like a salaryman at a glanc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興奮">
            <text:p>興奮</text:p>
          </table:table-cell>
          <table:table-cell office:value-type="string" office:value="こうふん">
            <text:p>こうふん</text:p>
          </table:table-cell>
          <table:table-cell office:value-type="string" office:value="excitement">
            <text:p>excitement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彼女の優勝に感激し、興奮しました。">
            <text:p>彼女の優勝に感激し、興奮しました。</text:p>
          </table:table-cell>
          <table:table-cell office:value-type="string" office:value="かのじょ の ゆうしょう に かんげき し、こうふん しました。">
            <text:p>かのじょ の ゆうしょう に かんげき し、こうふん しました。</text:p>
          </table:table-cell>
          <table:table-cell office:value-type="string" office:value="I was excited and moved by her winning the championship.">
            <text:p>I was excited and moved by her winning the championship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衛星">
            <text:p>衛星</text:p>
          </table:table-cell>
          <table:table-cell office:value-type="string" office:value="えいせい">
            <text:p>えいせい</text:p>
          </table:table-cell>
          <table:table-cell office:value-type="string" office:value="satellite">
            <text:p>satellit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衛星が打ち上げられましたね。">
            <text:p>衛星が打ち上げられましたね。</text:p>
          </table:table-cell>
          <table:table-cell office:value-type="string" office:value="えいせい が うちあげられました ね。">
            <text:p>えいせい が うちあげられました ね。</text:p>
          </table:table-cell>
          <table:table-cell office:value-type="string" office:value="The satellite has been launched.">
            <text:p>The satellite has been launche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込める">
            <text:p>込める</text:p>
          </table:table-cell>
          <table:table-cell office:value-type="string" office:value="こめる">
            <text:p>こめる</text:p>
          </table:table-cell>
          <table:table-cell office:value-type="string" office:value="put (feeling, emotion etc.) into">
            <text:p>put (feeling, emotion etc.) into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彼は感情を込めてその歌を歌った。">
            <text:p>彼は感情を込めてその歌を歌った。</text:p>
          </table:table-cell>
          <table:table-cell office:value-type="string" office:value="かれ は かんじょう を こめて その うた を うたった。">
            <text:p>かれ は かんじょう を こめて その うた を うたった。</text:p>
          </table:table-cell>
          <table:table-cell office:value-type="string" office:value="He sang the song with emotion.">
            <text:p>He sang the song with emoti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肉体">
            <text:p>肉体</text:p>
          </table:table-cell>
          <table:table-cell office:value-type="string" office:value="にくたい">
            <text:p>にくたい</text:p>
          </table:table-cell>
          <table:table-cell office:value-type="string" office:value="body, flesh and blood">
            <text:p>body, flesh and blood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肉体はいつか滅びます。">
            <text:p>肉体はいつか滅びます。</text:p>
          </table:table-cell>
          <table:table-cell office:value-type="string" office:value="にくたい は いつ か ほろびます。">
            <text:p>にくたい は いつ か ほろびます。</text:p>
          </table:table-cell>
          <table:table-cell office:value-type="string" office:value="Our bodies will eventually perish.">
            <text:p>Our bodies will eventually perish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埋める">
            <text:p>埋める</text:p>
          </table:table-cell>
          <table:table-cell office:value-type="string" office:value="うずめる">
            <text:p>うずめる</text:p>
          </table:table-cell>
          <table:table-cell office:value-type="string" office:value="fill (a place) with things or people, cover totally">
            <text:p>fill (a place) with things or people, cover totally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その子は母親の胸に顔を埋めた。">
            <text:p>その子は母親の胸に顔を埋めた。</text:p>
          </table:table-cell>
          <table:table-cell office:value-type="string" office:value="その こ は ははおや の むね に かお を うずめた。">
            <text:p>その こ は ははおや の むね に かお を うずめた。</text:p>
          </table:table-cell>
          <table:table-cell office:value-type="string" office:value="The child buried his head in his mother's chest.">
            <text:p>The child buried his head in his mother's ches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扉">
            <text:p>扉</text:p>
          </table:table-cell>
          <table:table-cell office:value-type="string" office:value="とびら">
            <text:p>とびら</text:p>
          </table:table-cell>
          <table:table-cell office:value-type="string" office:value="hinged door">
            <text:p>hinged doo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扉を開けた。">
            <text:p>彼は扉を開けた。</text:p>
          </table:table-cell>
          <table:table-cell office:value-type="string" office:value="かれ は とびら を あけた。">
            <text:p>かれ は とびら を あけた。</text:p>
          </table:table-cell>
          <table:table-cell office:value-type="string" office:value="He opened the hinged door.">
            <text:p>He opened the hinged doo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兵士">
            <text:p>兵士</text:p>
          </table:table-cell>
          <table:table-cell office:value-type="string" office:value="へいし">
            <text:p>へいし</text:p>
          </table:table-cell>
          <table:table-cell office:value-type="string" office:value="soldier">
            <text:p>soldie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その爆撃で兵士が3人負傷しました。">
            <text:p>その爆撃で兵士が3人負傷しました。</text:p>
          </table:table-cell>
          <table:table-cell office:value-type="string" office:value="その ばくげき で へいし が 3 にん ふしょう しました。">
            <text:p>その ばくげき で へいし が 3 にん ふしょう しました。</text:p>
          </table:table-cell>
          <table:table-cell office:value-type="string" office:value="Three soldiers were injured in the bombing.">
            <text:p>Three soldiers were injured in the bombin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工学">
            <text:p>工学</text:p>
          </table:table-cell>
          <table:table-cell office:value-type="string" office:value="こうがく">
            <text:p>こうがく</text:p>
          </table:table-cell>
          <table:table-cell office:value-type="string" office:value="engineering">
            <text:p>engineering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大学で工学を勉強しました。">
            <text:p>彼は大学で工学を勉強しました。</text:p>
          </table:table-cell>
          <table:table-cell office:value-type="string" office:value="かれ は だいがく で こうがく を べんきょう しました。">
            <text:p>かれ は だいがく で こうがく を べんきょう しました。</text:p>
          </table:table-cell>
          <table:table-cell office:value-type="string" office:value="He studied engineering in college.">
            <text:p>He studied engineering in colleg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手元">
            <text:p>手元</text:p>
          </table:table-cell>
          <table:table-cell office:value-type="string" office:value="てもと">
            <text:p>てもと</text:p>
          </table:table-cell>
          <table:table-cell office:value-type="string" office:value="at hand">
            <text:p>at hand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説明書は手元にありますか。">
            <text:p>説明書は手元にありますか。</text:p>
          </table:table-cell>
          <table:table-cell office:value-type="string" office:value="せつめい しょ は てもと に あります か。">
            <text:p>せつめい しょ は てもと に あります か。</text:p>
          </table:table-cell>
          <table:table-cell office:value-type="string" office:value="Do you have the manual at hand?">
            <text:p>Do you have the manual at hand?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権威">
            <text:p>権威</text:p>
          </table:table-cell>
          <table:table-cell office:value-type="string" office:value="けんい">
            <text:p>けんい</text:p>
          </table:table-cell>
          <table:table-cell office:value-type="string" office:value="authority, power">
            <text:p>authority, powe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博士はその道の権威です。">
            <text:p>博士はその道の権威です。</text:p>
          </table:table-cell>
          <table:table-cell office:value-type="string" office:value="はかせ は その みち の けんい です。">
            <text:p>はかせ は その みち の けんい です。</text:p>
          </table:table-cell>
          <table:table-cell office:value-type="string" office:value="The doctor is an authority in the field.">
            <text:p>The doctor is an authority in the fiel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独占">
            <text:p>独占</text:p>
          </table:table-cell>
          <table:table-cell office:value-type="string" office:value="どくせん">
            <text:p>どくせん</text:p>
          </table:table-cell>
          <table:table-cell office:value-type="string" office:value="monopoly">
            <text:p>monopoly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この2社が市場を独占しています。">
            <text:p>この2社が市場を独占しています。</text:p>
          </table:table-cell>
          <table:table-cell office:value-type="string" office:value="この 2 しゃ が しじょう を どくせん して います。">
            <text:p>この 2 しゃ が しじょう を どくせん して います。</text:p>
          </table:table-cell>
          <table:table-cell office:value-type="string" office:value="These two companies are monopolizing the market.">
            <text:p>These two companies are monopolizing the marke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推測">
            <text:p>推測</text:p>
          </table:table-cell>
          <table:table-cell office:value-type="string" office:value="すいそく">
            <text:p>すいそく</text:p>
          </table:table-cell>
          <table:table-cell office:value-type="string" office:value="conjecture, guess">
            <text:p>conjecture, guess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それは彼の推測にすぎない。">
            <text:p>それは彼の推測にすぎない。</text:p>
          </table:table-cell>
          <table:table-cell office:value-type="string" office:value="それ は かれ の すいそく に すぎない。">
            <text:p>それ は かれ の すいそく に すぎない。</text:p>
          </table:table-cell>
          <table:table-cell office:value-type="string" office:value="It's nothing more than his guess.">
            <text:p>It's nothing more than his gues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望ましい">
            <text:p>望ましい</text:p>
          </table:table-cell>
          <table:table-cell office:value-type="string" office:value="のぞましい">
            <text:p>のぞましい</text:p>
          </table:table-cell>
          <table:table-cell office:value-type="string" office:value="desirable, recommended">
            <text:p>desirable, recommended</text:p>
          </table:table-cell>
          <table:table-cell office:value-type="string" office:value="Adjective">
            <text:p>Adjective</text:p>
          </table:table-cell>
          <table:table-cell office:value-type="string" office:value="1">
            <text:p>1</text:p>
          </table:table-cell>
          <table:table-cell office:value-type="string" office:value="このポジションには経験豊富な人が望ましい。">
            <text:p>このポジションには経験豊富な人が望ましい。</text:p>
          </table:table-cell>
          <table:table-cell office:value-type="string" office:value="この ポジション に は けいけん ほうふな ひと が のぞましい。">
            <text:p>この ポジション に は けいけん ほうふな ひと が のぞましい。</text:p>
          </table:table-cell>
          <table:table-cell office:value-type="string" office:value="Someone with rich experience is desirable for this position.">
            <text:p>Someone with rich experience is desirable for this positi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試みる">
            <text:p>試みる</text:p>
          </table:table-cell>
          <table:table-cell office:value-type="string" office:value="こころみる">
            <text:p>こころみる</text:p>
          </table:table-cell>
          <table:table-cell office:value-type="string" office:value="try, attempt">
            <text:p>try, attempt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彼は実験を試みた。">
            <text:p>彼は実験を試みた。</text:p>
          </table:table-cell>
          <table:table-cell office:value-type="string" office:value="かれ は じっけん を こころみた。">
            <text:p>かれ は じっけん を こころみた。</text:p>
          </table:table-cell>
          <table:table-cell office:value-type="string" office:value="He tried an experiment.">
            <text:p>He tried an experimen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当選">
            <text:p>当選</text:p>
          </table:table-cell>
          <table:table-cell office:value-type="string" office:value="とうせん">
            <text:p>とうせん</text:p>
          </table:table-cell>
          <table:table-cell office:value-type="string" office:value="winning an election, winning a prize">
            <text:p>winning an election, winning a prize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彼は選挙に当選しました。">
            <text:p>彼は選挙に当選しました。</text:p>
          </table:table-cell>
          <table:table-cell office:value-type="string" office:value="かれ は せんきょ に とうせん しました。">
            <text:p>かれ は せんきょ に とうせん しました。</text:p>
          </table:table-cell>
          <table:table-cell office:value-type="string" office:value="He won the election.">
            <text:p>He won the electi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預金">
            <text:p>預金</text:p>
          </table:table-cell>
          <table:table-cell office:value-type="string" office:value="よきん">
            <text:p>よきん</text:p>
          </table:table-cell>
          <table:table-cell office:value-type="string" office:value="deposit, savings (with a bank)">
            <text:p>deposit, savings (with a bank)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私はこの銀行に預金しています。">
            <text:p>私はこの銀行に預金しています。</text:p>
          </table:table-cell>
          <table:table-cell office:value-type="string" office:value="わたし は この ぎんこう に よきん して います。">
            <text:p>わたし は この ぎんこう に よきん して います。</text:p>
          </table:table-cell>
          <table:table-cell office:value-type="string" office:value="I'm saving money in this bank.">
            <text:p>I'm saving money in this bank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いかにも">
            <text:p>いかにも</text:p>
          </table:table-cell>
          <table:table-cell office:value-type="string" office:value="いかにも">
            <text:p>いかにも</text:p>
          </table:table-cell>
          <table:table-cell office:value-type="string" office:value="indeed, as if">
            <text:p>indeed, as if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彼はいかにもスポーツマンらしいですね。">
            <text:p>彼はいかにもスポーツマンらしいですね。</text:p>
          </table:table-cell>
          <table:table-cell office:value-type="string" office:value="かれ は いかにも スポーツマン らしい です ね。">
            <text:p>かれ は いかにも スポーツマン らしい です ね。</text:p>
          </table:table-cell>
          <table:table-cell office:value-type="string" office:value="He indeed looks like an athlete.">
            <text:p>He indeed looks like an athlet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健全">
            <text:p>健全</text:p>
          </table:table-cell>
          <table:table-cell office:value-type="string" office:value="けんぜん">
            <text:p>けんぜん</text:p>
          </table:table-cell>
          <table:table-cell office:value-type="string" office:value="healthy, sound">
            <text:p>healthy, sound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子供の健全な心を育てましょう。">
            <text:p>子供の健全な心を育てましょう。</text:p>
          </table:table-cell>
          <table:table-cell office:value-type="string" office:value="こども の けんぜんな こころ を そだてましょう。">
            <text:p>こども の けんぜんな こころ を そだてましょう。</text:p>
          </table:table-cell>
          <table:table-cell office:value-type="string" office:value="Let's foster healthy minds in children.">
            <text:p>Let's foster healthy minds in childre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弁護">
            <text:p>弁護</text:p>
          </table:table-cell>
          <table:table-cell office:value-type="string" office:value="べんご">
            <text:p>べんご</text:p>
          </table:table-cell>
          <table:table-cell office:value-type="string" office:value="defense">
            <text:p>defense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友人が私を弁護してくれました。">
            <text:p>友人が私を弁護してくれました。</text:p>
          </table:table-cell>
          <table:table-cell office:value-type="string" office:value="ゆうじん が わたし を べんご して くれました。">
            <text:p>ゆうじん が わたし を べんご して くれました。</text:p>
          </table:table-cell>
          <table:table-cell office:value-type="string" office:value="My friend defended me.">
            <text:p>My friend defended m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控える">
            <text:p>控える</text:p>
          </table:table-cell>
          <table:table-cell office:value-type="string" office:value="ひかえる">
            <text:p>ひかえる</text:p>
          </table:table-cell>
          <table:table-cell office:value-type="string" office:value="hold back, cut back">
            <text:p>hold back, cut back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最近甘いものを控えています。">
            <text:p>最近甘いものを控えています。</text:p>
          </table:table-cell>
          <table:table-cell office:value-type="string" office:value="さいきん あまい もの を ひかえて います。">
            <text:p>さいきん あまい もの を ひかえて います。</text:p>
          </table:table-cell>
          <table:table-cell office:value-type="string" office:value="I'm cutting back on sweets these days.">
            <text:p>I'm cutting back on sweets these day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天才">
            <text:p>天才</text:p>
          </table:table-cell>
          <table:table-cell office:value-type="string" office:value="てんさい">
            <text:p>てんさい</text:p>
          </table:table-cell>
          <table:table-cell office:value-type="string" office:value="genius">
            <text:p>geniu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笑いの天才だね。">
            <text:p>彼は笑いの天才だね。</text:p>
          </table:table-cell>
          <table:table-cell office:value-type="string" office:value="かれ は わらい の てんさい だ ね。">
            <text:p>かれ は わらい の てんさい だ ね。</text:p>
          </table:table-cell>
          <table:table-cell office:value-type="string" office:value="He's a comic genius.">
            <text:p>He's a comic geniu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深める">
            <text:p>深める</text:p>
          </table:table-cell>
          <table:table-cell office:value-type="string" office:value="ふかめる">
            <text:p>ふかめる</text:p>
          </table:table-cell>
          <table:table-cell office:value-type="string" office:value="deepen (understanding, knowledge, etc.)">
            <text:p>deepen (understanding, knowledge, etc.)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彼女は異文化に対する理解を深めたね。">
            <text:p>彼女は異文化に対する理解を深めたね。</text:p>
          </table:table-cell>
          <table:table-cell office:value-type="string" office:value="かのじょ は いぶんか に たいする りかい を ふかめた ね。">
            <text:p>かのじょ は いぶんか に たいする りかい を ふかめた ね。</text:p>
          </table:table-cell>
          <table:table-cell office:value-type="string" office:value="She deepened her understanding of different cultures.">
            <text:p>She deepened her understanding of different culture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犯す">
            <text:p>犯す</text:p>
          </table:table-cell>
          <table:table-cell office:value-type="string" office:value="おかす">
            <text:p>おかす</text:p>
          </table:table-cell>
          <table:table-cell office:value-type="string" office:value="commit (a crime), make (a mistake)">
            <text:p>commit (a crime), make (a mistake)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彼は大きな過ちを犯している。">
            <text:p>彼は大きな過ちを犯している。</text:p>
          </table:table-cell>
          <table:table-cell office:value-type="string" office:value="かれ は おおきな あやまち を おかして いる。">
            <text:p>かれ は おおきな あやまち を おかして いる。</text:p>
          </table:table-cell>
          <table:table-cell office:value-type="string" office:value="He's making a big mistake.">
            <text:p>He's making a big mistak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届け">
            <text:p>届け</text:p>
          </table:table-cell>
          <table:table-cell office:value-type="string" office:value="とどけ">
            <text:p>とどけ</text:p>
          </table:table-cell>
          <table:table-cell office:value-type="string" office:value="notice, delivery">
            <text:p>notice, deliver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郵便局に引っ越しの届けを出したよ。">
            <text:p>郵便局に引っ越しの届けを出したよ。</text:p>
          </table:table-cell>
          <table:table-cell office:value-type="string" office:value="ゆうびんきょく に ひっこし の とどけ を だした よ。">
            <text:p>ゆうびんきょく に ひっこし の とどけ を だした よ。</text:p>
          </table:table-cell>
          <table:table-cell office:value-type="string" office:value="I sent a change of address notice to the post office.">
            <text:p>I sent a change of address notice to the post offic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衆議院">
            <text:p>衆議院</text:p>
          </table:table-cell>
          <table:table-cell office:value-type="string" office:value="しゅうぎいん">
            <text:p>しゅうぎいん</text:p>
          </table:table-cell>
          <table:table-cell office:value-type="string" office:value="House of Representatives, Lower House">
            <text:p>House of Representatives, Lower Hous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予算案が衆議院を通過した。">
            <text:p>予算案が衆議院を通過した。</text:p>
          </table:table-cell>
          <table:table-cell office:value-type="string" office:value="よさん あん が しゅうぎいん を つうか した。">
            <text:p>よさん あん が しゅうぎいん を つうか した。</text:p>
          </table:table-cell>
          <table:table-cell office:value-type="string" office:value="The House of Representatives has passed the budget bill.">
            <text:p>The House of Representatives has passed the budget bil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促す">
            <text:p>促す</text:p>
          </table:table-cell>
          <table:table-cell office:value-type="string" office:value="うながす">
            <text:p>うながす</text:p>
          </table:table-cell>
          <table:table-cell office:value-type="string" office:value="encourage, urge">
            <text:p>encourage, urge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事故現場に近づかないよう、警官が注意を促している。">
            <text:p>事故現場に近づかないよう、警官が注意を促している。</text:p>
          </table:table-cell>
          <table:table-cell office:value-type="string" office:value="じこ げんば に ちかづかない よう、けいかん が ちゅうい を うながして いる。">
            <text:p>じこ げんば に ちかづかない よう、けいかん が ちゅうい を うながして いる。</text:p>
          </table:table-cell>
          <table:table-cell office:value-type="string" office:value="The police is urging people not to go close to the site of the accident.">
            <text:p>The police is urging people not to go close to the site of the accident.</text:p>
          </table:table-cell>
          <table:table-cell office:value-type="string" office:value="運動は子供の成長を促します。">
            <text:p>運動は子供の成長を促します。</text:p>
          </table:table-cell>
          <table:table-cell office:value-type="string" office:value="うんどう は こども の せいちょう を うながします。">
            <text:p>うんどう は こども の せいちょう を うながします。</text:p>
          </table:table-cell>
          <table:table-cell office:value-type="string" office:value="Exercise stimulates children's growth.">
            <text:p>Exercise stimulates children's growth.</text:p>
          </table:table-cell>
          <table:table-cell office:value-type="string" office:value="C5K">
            <text:p>C5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本文">
            <text:p>本文</text:p>
          </table:table-cell>
          <table:table-cell office:value-type="string" office:value="ほんぶん">
            <text:p>ほんぶん</text:p>
          </table:table-cell>
          <table:table-cell office:value-type="string" office:value="body text, this text">
            <text:p>body text, this tex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本文をよく読んで答えてください。">
            <text:p>本文をよく読んで答えてください。</text:p>
          </table:table-cell>
          <table:table-cell office:value-type="string" office:value="ほんぶん を よく よんで こたえて ください。">
            <text:p>ほんぶん を よく よんで こたえて ください。</text:p>
          </table:table-cell>
          <table:table-cell office:value-type="string" office:value="Please read the text carefully before you answer.">
            <text:p>Please read the text carefully before you answ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反発">
            <text:p>反発</text:p>
          </table:table-cell>
          <table:table-cell office:value-type="string" office:value="はんぱつ">
            <text:p>はんぱつ</text:p>
          </table:table-cell>
          <table:table-cell office:value-type="string" office:value="rebelling, backlash">
            <text:p>rebelling, backlash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彼は先生に反発していたよ。">
            <text:p>彼は先生に反発していたよ。</text:p>
          </table:table-cell>
          <table:table-cell office:value-type="string" office:value="かれ は せんせい に はんぱつ して いた よ。">
            <text:p>かれ は せんせい に はんぱつ して いた よ。</text:p>
          </table:table-cell>
          <table:table-cell office:value-type="string" office:value="He was rebelling against the teacher.">
            <text:p>He was rebelling against the teach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収支">
            <text:p>収支</text:p>
          </table:table-cell>
          <table:table-cell office:value-type="string" office:value="しゅうし">
            <text:p>しゅうし</text:p>
          </table:table-cell>
          <table:table-cell office:value-type="string" office:value="earning and expense">
            <text:p>earning and expens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家計の収支が合わないの。">
            <text:p>家計の収支が合わないの。</text:p>
          </table:table-cell>
          <table:table-cell office:value-type="string" office:value="かけい の しゅうし が あわない の。">
            <text:p>かけい の しゅうし が あわない の。</text:p>
          </table:table-cell>
          <table:table-cell office:value-type="string" office:value="Our household income and expense do not match.">
            <text:p>Our household income and expense do not match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活発">
            <text:p>活発</text:p>
          </table:table-cell>
          <table:table-cell office:value-type="string" office:value="かっぱつ">
            <text:p>かっぱつ</text:p>
          </table:table-cell>
          <table:table-cell office:value-type="string" office:value="lively, active">
            <text:p>lively, active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活発な意見が交された。">
            <text:p>活発な意見が交された。</text:p>
          </table:table-cell>
          <table:table-cell office:value-type="string" office:value="かっぱつな いけん が かわされた。">
            <text:p>かっぱつな いけん が かわされた。</text:p>
          </table:table-cell>
          <table:table-cell office:value-type="string" office:value="There was a lively exchange of opinions.">
            <text:p>There was a lively exchange of opinion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余地">
            <text:p>余地</text:p>
          </table:table-cell>
          <table:table-cell office:value-type="string" office:value="よち">
            <text:p>よち</text:p>
          </table:table-cell>
          <table:table-cell office:value-type="string" office:value="room, space">
            <text:p>room, spac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に言い訳の余地はありません。">
            <text:p>彼に言い訳の余地はありません。</text:p>
          </table:table-cell>
          <table:table-cell office:value-type="string" office:value="かれ に いいわけ の よち は ありません。">
            <text:p>かれ に いいわけ の よち は ありません。</text:p>
          </table:table-cell>
          <table:table-cell office:value-type="string" office:value="He has no room for excuse.">
            <text:p>He has no room for excus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リード">
            <text:p>リード</text:p>
          </table:table-cell>
          <table:table-cell office:value-type="string" office:value="リード">
            <text:p>リード</text:p>
          </table:table-cell>
          <table:table-cell office:value-type="string" office:value="the lead, taking a lead">
            <text:p>the lead, taking a lead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彼は彼女をリードしながら踊ったね。">
            <text:p>彼は彼女をリードしながら踊ったね。</text:p>
          </table:table-cell>
          <table:table-cell office:value-type="string" office:value="かれ は かのじょ を リード し ながら おどった ね。">
            <text:p>かれ は かのじょ を リード し ながら おどった ね。</text:p>
          </table:table-cell>
          <table:table-cell office:value-type="string" office:value="He led her in the dance.">
            <text:p>He led her in the dance.</text:p>
          </table:table-cell>
          <table:table-cell office:value-type="string" office:value="相手チームが3点リードしています。">
            <text:p>相手チームが3点リードしています。</text:p>
          </table:table-cell>
          <table:table-cell office:value-type="string" office:value="あいて チーム が 3 てん リード して います。">
            <text:p>あいて チーム が 3 てん リード して います。</text:p>
          </table:table-cell>
          <table:table-cell office:value-type="string" office:value="The opposing team is leading by three points.">
            <text:p>The opposing team is leading by three points.</text:p>
          </table:table-cell>
          <table:table-cell office:value-type="string" office:value="C5K">
            <text:p>C5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国土">
            <text:p>国土</text:p>
          </table:table-cell>
          <table:table-cell office:value-type="string" office:value="こくど">
            <text:p>こくど</text:p>
          </table:table-cell>
          <table:table-cell office:value-type="string" office:value="national land, national territory">
            <text:p>national land, national territor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わが国の国土は70%が森林です。">
            <text:p>わが国の国土は70%が森林です。</text:p>
          </table:table-cell>
          <table:table-cell office:value-type="string" office:value="わがくに の こくど は 70% が しんりん です。">
            <text:p>わがくに の こくど は 70% が しんりん です。</text:p>
          </table:table-cell>
          <table:table-cell office:value-type="string" office:value="70 % of our national land is forest.">
            <text:p>70 % of our national land is fores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受け止める">
            <text:p>受け止める</text:p>
          </table:table-cell>
          <table:table-cell office:value-type="string" office:value="うけとめる">
            <text:p>うけとめる</text:p>
          </table:table-cell>
          <table:table-cell office:value-type="string" office:value="catch, receive">
            <text:p>catch, receive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ボールが速すぎて受け止められなかったの。">
            <text:p>ボールが速すぎて受け止められなかったの。</text:p>
          </table:table-cell>
          <table:table-cell office:value-type="string" office:value="ボール が はや すぎて うけとめられなかった の。">
            <text:p>ボール が はや すぎて うけとめられなかった の。</text:p>
          </table:table-cell>
          <table:table-cell office:value-type="string" office:value="The ball was thrown so fast that I couldn't catch it.">
            <text:p>The ball was thrown so fast that I couldn't catch i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訂正">
            <text:p>訂正</text:p>
          </table:table-cell>
          <table:table-cell office:value-type="string" office:value="ていせい">
            <text:p>ていせい</text:p>
          </table:table-cell>
          <table:table-cell office:value-type="string" office:value="correction, amendment">
            <text:p>correction, amendment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間違いを訂正しました。">
            <text:p>間違いを訂正しました。</text:p>
          </table:table-cell>
          <table:table-cell office:value-type="string" office:value="まちがい を ていせい しました。">
            <text:p>まちがい を ていせい しました。</text:p>
          </table:table-cell>
          <table:table-cell office:value-type="string" office:value="I corrected the mistakes.">
            <text:p>I corrected the mistake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中継">
            <text:p>中継</text:p>
          </table:table-cell>
          <table:table-cell office:value-type="string" office:value="ちゅうけい">
            <text:p>ちゅうけい</text:p>
          </table:table-cell>
          <table:table-cell office:value-type="string" office:value="(live) broadcasting">
            <text:p>(live) broadcasting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京都から中継で放送しています。">
            <text:p>京都から中継で放送しています。</text:p>
          </table:table-cell>
          <table:table-cell office:value-type="string" office:value="きょうと から ちゅうけい で ほうそう して います。">
            <text:p>きょうと から ちゅうけい で ほうそう して います。</text:p>
          </table:table-cell>
          <table:table-cell office:value-type="string" office:value="We're broadcasting from Kyoto.">
            <text:p>We're broadcasting from Kyoto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看護">
            <text:p>看護</text:p>
          </table:table-cell>
          <table:table-cell office:value-type="string" office:value="かんご">
            <text:p>かんご</text:p>
          </table:table-cell>
          <table:table-cell office:value-type="string" office:value="nursing care">
            <text:p>nursing care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この病院は24時間看護です。">
            <text:p>この病院は24時間看護です。</text:p>
          </table:table-cell>
          <table:table-cell office:value-type="string" office:value="この びょういん は 24 じかん かんご です。">
            <text:p>この びょういん は 24 じかん かんご です。</text:p>
          </table:table-cell>
          <table:table-cell office:value-type="string" office:value="This hospital has 24-hour nursing care.">
            <text:p>This hospital has 24-hour nursing car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栽培">
            <text:p>栽培</text:p>
          </table:table-cell>
          <table:table-cell office:value-type="string" office:value="さいばい">
            <text:p>さいばい</text:p>
          </table:table-cell>
          <table:table-cell office:value-type="string" office:value="cultivation">
            <text:p>cultivatio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この地方ではみかんの栽培が盛んです。">
            <text:p>この地方ではみかんの栽培が盛んです。</text:p>
          </table:table-cell>
          <table:table-cell office:value-type="string" office:value="この ちほう で は みかん の さいばい が さかん です。">
            <text:p>この ちほう で は みかん の さいばい が さかん です。</text:p>
          </table:table-cell>
          <table:table-cell office:value-type="string" office:value="Mandarin orange cultivation is flourishing in this region.">
            <text:p>Mandarin orange cultivation is flourishing in this regi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必然">
            <text:p>必然</text:p>
          </table:table-cell>
          <table:table-cell office:value-type="string" office:value="ひつぜん">
            <text:p>ひつぜん</text:p>
          </table:table-cell>
          <table:table-cell office:value-type="string" office:value="necessity, inevitability">
            <text:p>necessity, inevitabilit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私と彼が出会ったのは必然だったの。">
            <text:p>私と彼が出会ったのは必然だったの。</text:p>
          </table:table-cell>
          <table:table-cell office:value-type="string" office:value="わたし と かれ が であった の は ひつぜん だった の。">
            <text:p>わたし と かれ が であった の は ひつぜん だった の。</text:p>
          </table:table-cell>
          <table:table-cell office:value-type="string" office:value="It was inevitable that he and I should meet.">
            <text:p>It was inevitable that he and I should mee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恐れ">
            <text:p>恐れ</text:p>
          </table:table-cell>
          <table:table-cell office:value-type="string" office:value="おそれ">
            <text:p>おそれ</text:p>
          </table:table-cell>
          <table:table-cell office:value-type="string" office:value="fear, (negative) possibility">
            <text:p>fear, (negative) possibilit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叔父には心臓病の恐れがあります。">
            <text:p>叔父には心臓病の恐れがあります。</text:p>
          </table:table-cell>
          <table:table-cell office:value-type="string" office:value="おじ に は しんぞう びょう の おそれ が あります。">
            <text:p>おじ に は しんぞう びょう の おそれ が あります。</text:p>
          </table:table-cell>
          <table:table-cell office:value-type="string" office:value="There's a possibility that my uncle has heart disease.">
            <text:p>There's a possibility that my uncle has heart diseas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妊娠">
            <text:p>妊娠</text:p>
          </table:table-cell>
          <table:table-cell office:value-type="string" office:value="にんしん">
            <text:p>にんしん</text:p>
          </table:table-cell>
          <table:table-cell office:value-type="string" office:value="pregnancy">
            <text:p>pregnancy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彼女が妊娠したそうです。">
            <text:p>彼女が妊娠したそうです。</text:p>
          </table:table-cell>
          <table:table-cell office:value-type="string" office:value="かのじょ が にんしん した そうです。">
            <text:p>かのじょ が にんしん した そうです。</text:p>
          </table:table-cell>
          <table:table-cell office:value-type="string" office:value="I hear that she got pregnant.">
            <text:p>I hear that she got pregnan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新人">
            <text:p>新人</text:p>
          </table:table-cell>
          <table:table-cell office:value-type="string" office:value="しんじん">
            <text:p>しんじん</text:p>
          </table:table-cell>
          <table:table-cell office:value-type="string" office:value="newcomer">
            <text:p>newcome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今日入ったばかりの新人です。">
            <text:p>彼は今日入ったばかりの新人です。</text:p>
          </table:table-cell>
          <table:table-cell office:value-type="string" office:value="かれ は きょう はいった ばかり の しんじん です。">
            <text:p>かれ は きょう はいった ばかり の しんじん です。</text:p>
          </table:table-cell>
          <table:table-cell office:value-type="string" office:value="He's a newcomer who just joined us today.">
            <text:p>He's a newcomer who just joined us toda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正解">
            <text:p>正解</text:p>
          </table:table-cell>
          <table:table-cell office:value-type="string" office:value="せいかい">
            <text:p>せいかい</text:p>
          </table:table-cell>
          <table:table-cell office:value-type="string" office:value="right/correct answer">
            <text:p>right/correct answer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10問中9問正解しました。">
            <text:p>10問中9問正解しました。</text:p>
          </table:table-cell>
          <table:table-cell office:value-type="string" office:value="10 もん ちゅう 9 もん せいかい しました。">
            <text:p>10 もん ちゅう 9 もん せいかい しました。</text:p>
          </table:table-cell>
          <table:table-cell office:value-type="string" office:value="I got nine out of ten questions right.">
            <text:p>I got nine out of ten questions righ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何だか">
            <text:p>何だか</text:p>
          </table:table-cell>
          <table:table-cell office:value-type="string" office:value="なんだか">
            <text:p>なんだか</text:p>
          </table:table-cell>
          <table:table-cell office:value-type="string" office:value="somehow, for some reason">
            <text:p>somehow, for some reason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茶柱が立って何だか少し幸せな気分です。">
            <text:p>茶柱が立って何だか少し幸せな気分です。</text:p>
          </table:table-cell>
          <table:table-cell office:value-type="string" office:value="ちゃばしら が たって なんだか すこし しあわせな きぶん です。">
            <text:p>ちゃばしら が たって なんだか すこし しあわせな きぶん です。</text:p>
          </table:table-cell>
          <table:table-cell office:value-type="string" office:value="Seeing the tea leaves floating upright, somehow I feel happy.">
            <text:p>Seeing the tea leaves floating upright, somehow I feel happ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取り戻す">
            <text:p>取り戻す</text:p>
          </table:table-cell>
          <table:table-cell office:value-type="string" office:value="とりもどす">
            <text:p>とりもどす</text:p>
          </table:table-cell>
          <table:table-cell office:value-type="string" office:value="take back, recover">
            <text:p>take back, recover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緑を取り戻す必要があります。">
            <text:p>緑を取り戻す必要があります。</text:p>
          </table:table-cell>
          <table:table-cell office:value-type="string" office:value="みどり を とりもどす ひつよう が あります。">
            <text:p>みどり を とりもどす ひつよう が あります。</text:p>
          </table:table-cell>
          <table:table-cell office:value-type="string" office:value="We need to bring back our green environment.">
            <text:p>We need to bring back our green environmen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著しい">
            <text:p>著しい</text:p>
          </table:table-cell>
          <table:table-cell office:value-type="string" office:value="いちじるしい">
            <text:p>いちじるしい</text:p>
          </table:table-cell>
          <table:table-cell office:value-type="string" office:value="remarkable, striking">
            <text:p>remarkable, striking</text:p>
          </table:table-cell>
          <table:table-cell office:value-type="string" office:value="Adjective">
            <text:p>Adjective</text:p>
          </table:table-cell>
          <table:table-cell office:value-type="string" office:value="1">
            <text:p>1</text:p>
          </table:table-cell>
          <table:table-cell office:value-type="string" office:value="彼の成長は著しいです。">
            <text:p>彼の成長は著しいです。</text:p>
          </table:table-cell>
          <table:table-cell office:value-type="string" office:value="かれ の せいちょう は いちじるしい です。">
            <text:p>かれ の せいちょう は いちじるしい です。</text:p>
          </table:table-cell>
          <table:table-cell office:value-type="string" office:value="His progress is remarkable.">
            <text:p>His progress is remarkabl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到達">
            <text:p>到達</text:p>
          </table:table-cell>
          <table:table-cell office:value-type="string" office:value="とうたつ">
            <text:p>とうたつ</text:p>
          </table:table-cell>
          <table:table-cell office:value-type="string" office:value="arrival, attainment">
            <text:p>arrival, attainment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ついに山頂に到達しました。">
            <text:p>ついに山頂に到達しました。</text:p>
          </table:table-cell>
          <table:table-cell office:value-type="string" office:value="ついに さんちょう に とうたつ しました。">
            <text:p>ついに さんちょう に とうたつ しました。</text:p>
          </table:table-cell>
          <table:table-cell office:value-type="string" office:value="We finally reached the top of the mountain.">
            <text:p>We finally reached the top of the mountai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討論">
            <text:p>討論</text:p>
          </table:table-cell>
          <table:table-cell office:value-type="string" office:value="とうろん">
            <text:p>とうろん</text:p>
          </table:table-cell>
          <table:table-cell office:value-type="string" office:value="debate, discussion">
            <text:p>debate, discussio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その問題についてクラスで討論しました。">
            <text:p>その問題についてクラスで討論しました。</text:p>
          </table:table-cell>
          <table:table-cell office:value-type="string" office:value="その もんだい について クラス で とうろん しました。">
            <text:p>その もんだい について クラス で とうろん しました。</text:p>
          </table:table-cell>
          <table:table-cell office:value-type="string" office:value="We discussed the problem in our class.">
            <text:p>We discussed the problem in our clas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人民">
            <text:p>人民</text:p>
          </table:table-cell>
          <table:table-cell office:value-type="string" office:value="じんみん">
            <text:p>じんみん</text:p>
          </table:table-cell>
          <table:table-cell office:value-type="string" office:value="(common) people">
            <text:p>(common) peopl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人民のための政治を行った。">
            <text:p>彼は人民のための政治を行った。</text:p>
          </table:table-cell>
          <table:table-cell office:value-type="string" office:value="かれ は じんみん の ため の せいじ を おこなった。">
            <text:p>かれ は じんみん の ため の せいじ を おこなった。</text:p>
          </table:table-cell>
          <table:table-cell office:value-type="string" office:value="He engaged in politics for the benefit of common people.">
            <text:p>He engaged in politics for the benefit of common peopl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強烈">
            <text:p>強烈</text:p>
          </table:table-cell>
          <table:table-cell office:value-type="string" office:value="きょうれつ">
            <text:p>きょうれつ</text:p>
          </table:table-cell>
          <table:table-cell office:value-type="string" office:value="intense, strong">
            <text:p>intense, strong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彼女は強烈な個性の持ち主ですよ。">
            <text:p>彼女は強烈な個性の持ち主ですよ。</text:p>
          </table:table-cell>
          <table:table-cell office:value-type="string" office:value="かのじょ は きょうれつな こせい の もちぬし です よ。">
            <text:p>かのじょ は きょうれつな こせい の もちぬし です よ。</text:p>
          </table:table-cell>
          <table:table-cell office:value-type="string" office:value="She has a very strong personality.">
            <text:p>She has a very strong personalit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仮">
            <text:p>仮</text:p>
          </table:table-cell>
          <table:table-cell office:value-type="string" office:value="かり">
            <text:p>かり</text:p>
          </table:table-cell>
          <table:table-cell office:value-type="string" office:value="temporary state">
            <text:p>temporary stat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仮の申し込みをしました。">
            <text:p>仮の申し込みをしました。</text:p>
          </table:table-cell>
          <table:table-cell office:value-type="string" office:value="かり の もうしこみ を しました。">
            <text:p>かり の もうしこみ を しました。</text:p>
          </table:table-cell>
          <table:table-cell office:value-type="string" office:value="I submitted a temporary application.">
            <text:p>I submitted a temporary applicati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徒歩">
            <text:p>徒歩</text:p>
          </table:table-cell>
          <table:table-cell office:value-type="string" office:value="とほ">
            <text:p>とほ</text:p>
          </table:table-cell>
          <table:table-cell office:value-type="string" office:value="on foot">
            <text:p>on foot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家から駅まで徒歩3分です。">
            <text:p>家から駅まで徒歩3分です。</text:p>
          </table:table-cell>
          <table:table-cell office:value-type="string" office:value="いえ から えき まで とほ 3 ぷん です。">
            <text:p>いえ から えき まで とほ 3 ぷん です。</text:p>
          </table:table-cell>
          <table:table-cell office:value-type="string" office:value="It takes 3 minutes to get to the station from home on foot.">
            <text:p>It takes 3 minutes to get to the station from home on foo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何より">
            <text:p>何より</text:p>
          </table:table-cell>
          <table:table-cell office:value-type="string" office:value="なにより">
            <text:p>なにより</text:p>
          </table:table-cell>
          <table:table-cell office:value-type="string" office:value="above all, most of all">
            <text:p>above all, most of all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ご無事で何よりです。">
            <text:p>ご無事で何よりです。</text:p>
          </table:table-cell>
          <table:table-cell office:value-type="string" office:value="ごぶじ で なにより です。">
            <text:p>ごぶじ で なにより です。</text:p>
          </table:table-cell>
          <table:table-cell office:value-type="string" office:value="Above all, I'm glad that you're safe.">
            <text:p>Above all, I'm glad that you're saf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著書">
            <text:p>著書</text:p>
          </table:table-cell>
          <table:table-cell office:value-type="string" office:value="ちょしょ">
            <text:p>ちょしょ</text:p>
          </table:table-cell>
          <table:table-cell office:value-type="string" office:value="one's book, publication">
            <text:p>one's book, publicatio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の新しい著書が出版されたね。">
            <text:p>彼の新しい著書が出版されたね。</text:p>
          </table:table-cell>
          <table:table-cell office:value-type="string" office:value="かれ の あたらしい ちょしょ が しゅっぱん された ね。">
            <text:p>かれ の あたらしい ちょしょ が しゅっぱん された ね。</text:p>
          </table:table-cell>
          <table:table-cell office:value-type="string" office:value="His new book has been published.">
            <text:p>His new book has been publishe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秩序">
            <text:p>秩序</text:p>
          </table:table-cell>
          <table:table-cell office:value-type="string" office:value="ちつじょ">
            <text:p>ちつじょ</text:p>
          </table:table-cell>
          <table:table-cell office:value-type="string" office:value="order, regularity">
            <text:p>order, regularit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その国の社会秩序は乱れている。">
            <text:p>その国の社会秩序は乱れている。</text:p>
          </table:table-cell>
          <table:table-cell office:value-type="string" office:value="その くに の しゃかい ちつじょ は みだれて いる。">
            <text:p>その くに の しゃかい ちつじょ は みだれて いる。</text:p>
          </table:table-cell>
          <table:table-cell office:value-type="string" office:value="Social order in that country is in chaos.">
            <text:p>Social order in that country is in chao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争い">
            <text:p>争い</text:p>
          </table:table-cell>
          <table:table-cell office:value-type="string" office:value="あらそい">
            <text:p>あらそい</text:p>
          </table:table-cell>
          <table:table-cell office:value-type="string" office:value="conflict, battle">
            <text:p>conflict, battl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その地域では争いが絶えません。">
            <text:p>その地域では争いが絶えません。</text:p>
          </table:table-cell>
          <table:table-cell office:value-type="string" office:value="その ちいき で は あらそい が たえません。">
            <text:p>その ちいき で は あらそい が たえません。</text:p>
          </table:table-cell>
          <table:table-cell office:value-type="string" office:value="There are ceaseless conflicts in that region.">
            <text:p>There are ceaseless conflicts in that regi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脂肪">
            <text:p>脂肪</text:p>
          </table:table-cell>
          <table:table-cell office:value-type="string" office:value="しぼう">
            <text:p>しぼう</text:p>
          </table:table-cell>
          <table:table-cell office:value-type="string" office:value="fat">
            <text:p>fa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お腹の脂肪を取りたい。">
            <text:p>お腹の脂肪を取りたい。</text:p>
          </table:table-cell>
          <table:table-cell office:value-type="string" office:value="おなか の しぼう を とりたい。">
            <text:p>おなか の しぼう を とりたい。</text:p>
          </table:table-cell>
          <table:table-cell office:value-type="string" office:value="I want to get rid of my belly fat.">
            <text:p>I want to get rid of my belly fa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天国">
            <text:p>天国</text:p>
          </table:table-cell>
          <table:table-cell office:value-type="string" office:value="てんごく">
            <text:p>てんごく</text:p>
          </table:table-cell>
          <table:table-cell office:value-type="string" office:value="Heaven">
            <text:p>Heave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死んだら天国に行きたいです。">
            <text:p>死んだら天国に行きたいです。</text:p>
          </table:table-cell>
          <table:table-cell office:value-type="string" office:value="しんだら てんごく に いきたい です。">
            <text:p>しんだら てんごく に いきたい です。</text:p>
          </table:table-cell>
          <table:table-cell office:value-type="string" office:value="I want to go to heaven when I die.">
            <text:p>I want to go to heaven when I di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構う">
            <text:p>構う</text:p>
          </table:table-cell>
          <table:table-cell office:value-type="string" office:value="かまう">
            <text:p>かまう</text:p>
          </table:table-cell>
          <table:table-cell office:value-type="string" office:value="care, bother">
            <text:p>care, bother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子供に構い過ぎてはいけない。">
            <text:p>子供に構い過ぎてはいけない。</text:p>
          </table:table-cell>
          <table:table-cell office:value-type="string" office:value="こども に かまい すぎて は いけない。">
            <text:p>こども に かまい すぎて は いけない。</text:p>
          </table:table-cell>
          <table:table-cell office:value-type="string" office:value="Don't bother yourself too much about the kids.">
            <text:p>Don't bother yourself too much about the kid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整える">
            <text:p>整える</text:p>
          </table:table-cell>
          <table:table-cell office:value-type="string" office:value="ととのえる">
            <text:p>ととのえる</text:p>
          </table:table-cell>
          <table:table-cell office:value-type="string" office:value="adjust (something), tidy up">
            <text:p>adjust (something), tidy up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彼はスピーチの前に服装を整えた。">
            <text:p>彼はスピーチの前に服装を整えた。</text:p>
          </table:table-cell>
          <table:table-cell office:value-type="string" office:value="かれ は スピーチ の まえ に ふくそう を ととのえた。">
            <text:p>かれ は スピーチ の まえ に ふくそう を ととのえた。</text:p>
          </table:table-cell>
          <table:table-cell office:value-type="string" office:value="He straightened out his clothes before the speech.">
            <text:p>He straightened out his clothes before the speech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振動">
            <text:p>振動</text:p>
          </table:table-cell>
          <table:table-cell office:value-type="string" office:value="しんどう">
            <text:p>しんどう</text:p>
          </table:table-cell>
          <table:table-cell office:value-type="string" office:value="vibration, oscillation">
            <text:p>vibration, oscillatio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車の振動で棚の荷物が落ちた。">
            <text:p>車の振動で棚の荷物が落ちた。</text:p>
          </table:table-cell>
          <table:table-cell office:value-type="string" office:value="くるま の しんどう で たな の にもつ が おちた。">
            <text:p>くるま の しんどう で たな の にもつ が おちた。</text:p>
          </table:table-cell>
          <table:table-cell office:value-type="string" office:value="Vibration from a passing car caused things on the shelf to fall down.">
            <text:p>Vibration from a passing car caused things on the shelf to fall dow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回路">
            <text:p>回路</text:p>
          </table:table-cell>
          <table:table-cell office:value-type="string" office:value="かいろ">
            <text:p>かいろ</text:p>
          </table:table-cell>
          <table:table-cell office:value-type="string" office:value="circuit">
            <text:p>circui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コンピュータの電子回路が故障した。">
            <text:p>コンピュータの電子回路が故障した。</text:p>
          </table:table-cell>
          <table:table-cell office:value-type="string" office:value="コンピュータ の でんし かいろ が こしょう した。">
            <text:p>コンピュータ の でんし かいろ が こしょう した。</text:p>
          </table:table-cell>
          <table:table-cell office:value-type="string" office:value="The computer's electric circuits have broken down.">
            <text:p>The computer's electric circuits have broken dow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孤独">
            <text:p>孤独</text:p>
          </table:table-cell>
          <table:table-cell office:value-type="string" office:value="こどく">
            <text:p>こどく</text:p>
          </table:table-cell>
          <table:table-cell office:value-type="string" office:value="solitary, lonely">
            <text:p>solitary, lonely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彼は孤独な人生を送っていたんだ。">
            <text:p>彼は孤独な人生を送っていたんだ。</text:p>
          </table:table-cell>
          <table:table-cell office:value-type="string" office:value="かれ は こどくな じんせい を おくって いた ん だ。">
            <text:p>かれ は こどくな じんせい を おくって いた ん だ。</text:p>
          </table:table-cell>
          <table:table-cell office:value-type="string" office:value="He lived a solitary life.">
            <text:p>He lived a solitary lif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最中">
            <text:p>最中</text:p>
          </table:table-cell>
          <table:table-cell office:value-type="string" office:value="さいちゅう">
            <text:p>さいちゅう</text:p>
          </table:table-cell>
          <table:table-cell office:value-type="string" office:value="in the middle of, during">
            <text:p>in the middle of, during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夕食の最中に電話がかかってきたの。">
            <text:p>夕食の最中に電話がかかってきたの。</text:p>
          </table:table-cell>
          <table:table-cell office:value-type="string" office:value="ゆうしょく の さいちゅう に でんわ が かかって きた の。">
            <text:p>ゆうしょく の さいちゅう に でんわ が かかって きた の。</text:p>
          </table:table-cell>
          <table:table-cell office:value-type="string" office:value="I got a phone call in the middle of dinner.">
            <text:p>I got a phone call in the middle of dinn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要する">
            <text:p>要する</text:p>
          </table:table-cell>
          <table:table-cell office:value-type="string" office:value="ようする">
            <text:p>ようする</text:p>
          </table:table-cell>
          <table:table-cell office:value-type="string" office:value="require, need">
            <text:p>require, need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このビルは完成までに2年を要した。">
            <text:p>このビルは完成までに2年を要した。</text:p>
          </table:table-cell>
          <table:table-cell office:value-type="string" office:value="この ビル は かんせい まで に 2 ねん を ようした。">
            <text:p>この ビル は かんせい まで に 2 ねん を ようした。</text:p>
          </table:table-cell>
          <table:table-cell office:value-type="string" office:value="This building needed two years to be completed.">
            <text:p>This building needed two years to be complete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欲望">
            <text:p>欲望</text:p>
          </table:table-cell>
          <table:table-cell office:value-type="string" office:value="よくぼう">
            <text:p>よくぼう</text:p>
          </table:table-cell>
          <table:table-cell office:value-type="string" office:value="desire, craving">
            <text:p>desire, craving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欲望が強い人です。">
            <text:p>彼は欲望が強い人です。</text:p>
          </table:table-cell>
          <table:table-cell office:value-type="string" office:value="かれ は よくぼう が つよい ひと です。">
            <text:p>かれ は よくぼう が つよい ひと です。</text:p>
          </table:table-cell>
          <table:table-cell office:value-type="string" office:value="He's a person with strong desires.">
            <text:p>He's a person with strong desire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つぶやく">
            <text:p>つぶやく</text:p>
          </table:table-cell>
          <table:table-cell office:value-type="string" office:value="つぶやく">
            <text:p>つぶやく</text:p>
          </table:table-cell>
          <table:table-cell office:value-type="string" office:value="mutter, murmur">
            <text:p>mutter, murmur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彼は一人で何かつぶやいていたの。">
            <text:p>彼は一人で何かつぶやいていたの。</text:p>
          </table:table-cell>
          <table:table-cell office:value-type="string" office:value="かれ は ひとり で なに か つぶやいて いた の。">
            <text:p>かれ は ひとり で なに か つぶやいて いた の。</text:p>
          </table:table-cell>
          <table:table-cell office:value-type="string" office:value="He was muttering something to himself.">
            <text:p>He was muttering something to himself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事柄">
            <text:p>事柄</text:p>
          </table:table-cell>
          <table:table-cell office:value-type="string" office:value="ことがら">
            <text:p>ことがら</text:p>
          </table:table-cell>
          <table:table-cell office:value-type="string" office:value="matter, affair">
            <text:p>matter, affai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れまで話し合った事柄をまとめてください。">
            <text:p>これまで話し合った事柄をまとめてください。</text:p>
          </table:table-cell>
          <table:table-cell office:value-type="string" office:value="これまで はなしあった ことがら を まとめて ください。">
            <text:p>これまで はなしあった ことがら を まとめて ください。</text:p>
          </table:table-cell>
          <table:table-cell office:value-type="string" office:value="Please summarize the things we have discussed so far.">
            <text:p>Please summarize the things we have discussed so fa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分散">
            <text:p>分散</text:p>
          </table:table-cell>
          <table:table-cell office:value-type="string" office:value="ぶんさん">
            <text:p>ぶんさん</text:p>
          </table:table-cell>
          <table:table-cell office:value-type="string" office:value="dispersion">
            <text:p>dispersio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その会社はいろいろな国に投資を分散している。">
            <text:p>その会社はいろいろな国に投資を分散している。</text:p>
          </table:table-cell>
          <table:table-cell office:value-type="string" office:value="その かいしゃ は いろいろな くに に とうし を ぶんさん して いる。">
            <text:p>その かいしゃ は いろいろな くに に とうし を ぶんさん して いる。</text:p>
          </table:table-cell>
          <table:table-cell office:value-type="string" office:value="The company is splitting their investment into many different countries.">
            <text:p>The company is splitting their investment into many different countrie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履歴">
            <text:p>履歴</text:p>
          </table:table-cell>
          <table:table-cell office:value-type="string" office:value="りれき">
            <text:p>りれき</text:p>
          </table:table-cell>
          <table:table-cell office:value-type="string" office:value="history, personal history">
            <text:p>history, personal histor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最近使ったファイルは、履歴からすぐ開けます。">
            <text:p>最近使ったファイルは、履歴からすぐ開けます。</text:p>
          </table:table-cell>
          <table:table-cell office:value-type="string" office:value="さいきん つかった ファイル は、りれき から すぐ ひらけます。">
            <text:p>さいきん つかった ファイル は、りれき から すぐ ひらけます。</text:p>
          </table:table-cell>
          <table:table-cell office:value-type="string" office:value="You can easily find and open recently used files in the history folder.">
            <text:p>You can easily find and open recently used files in the history fold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爆弾">
            <text:p>爆弾</text:p>
          </table:table-cell>
          <table:table-cell office:value-type="string" office:value="ばくだん">
            <text:p>ばくだん</text:p>
          </table:table-cell>
          <table:table-cell office:value-type="string" office:value="bomb">
            <text:p>bomb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その町に爆弾が落とされた。">
            <text:p>その町に爆弾が落とされた。</text:p>
          </table:table-cell>
          <table:table-cell office:value-type="string" office:value="その まち に ばくだん が おとされた。">
            <text:p>その まち に ばくだん が おとされた。</text:p>
          </table:table-cell>
          <table:table-cell office:value-type="string" office:value="Bombs were dropped in that town.">
            <text:p>Bombs were dropped in that tow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理屈">
            <text:p>理屈</text:p>
          </table:table-cell>
          <table:table-cell office:value-type="string" office:value="りくつ">
            <text:p>りくつ</text:p>
          </table:table-cell>
          <table:table-cell office:value-type="string" office:value="reason, logic">
            <text:p>reason, logic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には理屈が通じない。">
            <text:p>彼には理屈が通じない。</text:p>
          </table:table-cell>
          <table:table-cell office:value-type="string" office:value="かれ に は りくつ が つうじない。">
            <text:p>かれ に は りくつ が つうじない。</text:p>
          </table:table-cell>
          <table:table-cell office:value-type="string" office:value="You can't reason with him.">
            <text:p>You can't reason with him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警戒">
            <text:p>警戒</text:p>
          </table:table-cell>
          <table:table-cell office:value-type="string" office:value="けいかい">
            <text:p>けいかい</text:p>
          </table:table-cell>
          <table:table-cell office:value-type="string" office:value="vigilance, caution">
            <text:p>vigilance, cautio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地震のあとは津波に警戒してください。">
            <text:p>地震のあとは津波に警戒してください。</text:p>
          </table:table-cell>
          <table:table-cell office:value-type="string" office:value="じしん の あと は つなみ に けいかい して ください。">
            <text:p>じしん の あと は つなみ に けいかい して ください。</text:p>
          </table:table-cell>
          <table:table-cell office:value-type="string" office:value="Beware of tsunamis after an earthquake.">
            <text:p>Beware of tsunamis after an earthquak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オーバー">
            <text:p>オーバー</text:p>
          </table:table-cell>
          <table:table-cell office:value-type="string" office:value="オーバー">
            <text:p>オーバー</text:p>
          </table:table-cell>
          <table:table-cell office:value-type="string" office:value="exaggerated, overly done (loan word)">
            <text:p>exaggerated, overly done (loan word)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彼の話はいつもオーバーです。">
            <text:p>彼の話はいつもオーバーです。</text:p>
          </table:table-cell>
          <table:table-cell office:value-type="string" office:value="かれ の はなし は いつも オーバー です。">
            <text:p>かれ の はなし は いつも オーバー です。</text:p>
          </table:table-cell>
          <table:table-cell office:value-type="string" office:value="His story is always exaggerated.">
            <text:p>His story is always exaggerate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組み合わせる">
            <text:p>組み合わせる</text:p>
          </table:table-cell>
          <table:table-cell office:value-type="string" office:value="くみあわせる">
            <text:p>くみあわせる</text:p>
          </table:table-cell>
          <table:table-cell office:value-type="string" office:value="join together, combine">
            <text:p>join together, combine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いろいろな花を組み合わせ、花束を作りました。">
            <text:p>いろいろな花を組み合わせ、花束を作りました。</text:p>
          </table:table-cell>
          <table:table-cell office:value-type="string" office:value="いろいろな はな を くみあわせ、はなたば を つくりました。">
            <text:p>いろいろな はな を くみあわせ、はなたば を つくりました。</text:p>
          </table:table-cell>
          <table:table-cell office:value-type="string" office:value="I put many kinds of flowers together and made a bouquet.">
            <text:p>I put many kinds of flowers together and made a bouque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部下">
            <text:p>部下</text:p>
          </table:table-cell>
          <table:table-cell office:value-type="string" office:value="ぶか">
            <text:p>ぶか</text:p>
          </table:table-cell>
          <table:table-cell office:value-type="string" office:value="subordinate">
            <text:p>subordinat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優秀な部下をもっているわね。">
            <text:p>彼は優秀な部下をもっているわね。</text:p>
          </table:table-cell>
          <table:table-cell office:value-type="string" office:value="かれ は ゆうしゅうな ぶか を もって いる わ ね。">
            <text:p>かれ は ゆうしゅうな ぶか を もって いる わ ね。</text:p>
          </table:table-cell>
          <table:table-cell office:value-type="string" office:value="He has great subordinates, doesn't he?">
            <text:p>He has great subordinates, doesn't he?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無効">
            <text:p>無効</text:p>
          </table:table-cell>
          <table:table-cell office:value-type="string" office:value="むこう">
            <text:p>むこう</text:p>
          </table:table-cell>
          <table:table-cell office:value-type="string" office:value="invalid, expired">
            <text:p>invalid, expired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このクーポンはもう無効です。">
            <text:p>このクーポンはもう無効です。</text:p>
          </table:table-cell>
          <table:table-cell office:value-type="string" office:value="この クーポン は もう むこう です。">
            <text:p>この クーポン は もう むこう です。</text:p>
          </table:table-cell>
          <table:table-cell office:value-type="string" office:value="This coupon's already expired.">
            <text:p>This coupon's already expire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他方">
            <text:p>他方</text:p>
          </table:table-cell>
          <table:table-cell office:value-type="string" office:value="たほう">
            <text:p>たほう</text:p>
          </table:table-cell>
          <table:table-cell office:value-type="string" office:value="other (side etc.)">
            <text:p>other (side etc.)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他方の視点からも見てみましょう。">
            <text:p>他方の視点からも見てみましょう。</text:p>
          </table:table-cell>
          <table:table-cell office:value-type="string" office:value="たほう の してん から も みて みましょう。">
            <text:p>たほう の してん から も みて みましょう。</text:p>
          </table:table-cell>
          <table:table-cell office:value-type="string" office:value="Let's look at it from other perspectives as well.">
            <text:p>Let's look at it from other perspectives as wel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真理">
            <text:p>真理</text:p>
          </table:table-cell>
          <table:table-cell office:value-type="string" office:value="しんり">
            <text:p>しんり</text:p>
          </table:table-cell>
          <table:table-cell office:value-type="string" office:value="truth">
            <text:p>truth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人生の真理を求めて旅に出た。">
            <text:p>彼は人生の真理を求めて旅に出た。</text:p>
          </table:table-cell>
          <table:table-cell office:value-type="string" office:value="かれ は じんせい の しんり を もとめて たび に でた。">
            <text:p>かれ は じんせい の しんり を もとめて たび に でた。</text:p>
          </table:table-cell>
          <table:table-cell office:value-type="string" office:value="He went on a journey in search of the true meaning of life.">
            <text:p>He went on a journey in search of the true meaning of lif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引き揚げる">
            <text:p>引き揚げる</text:p>
          </table:table-cell>
          <table:table-cell office:value-type="string" office:value="ひきあげる">
            <text:p>ひきあげる</text:p>
          </table:table-cell>
          <table:table-cell office:value-type="string" office:value="withdraw, salvage">
            <text:p>withdraw, salvage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沈んだ船を引き揚げたんだ。">
            <text:p>沈んだ船を引き揚げたんだ。</text:p>
          </table:table-cell>
          <table:table-cell office:value-type="string" office:value="しずんだ ふね を ひきあげた ん だ。">
            <text:p>しずんだ ふね を ひきあげた ん だ。</text:p>
          </table:table-cell>
          <table:table-cell office:value-type="string" office:value="The sunken ship was salvaged.">
            <text:p>The sunken ship was salvage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用紙">
            <text:p>用紙</text:p>
          </table:table-cell>
          <table:table-cell office:value-type="string" office:value="ようし">
            <text:p>ようし</text:p>
          </table:table-cell>
          <table:table-cell office:value-type="string" office:value="form, printed form">
            <text:p>form, printed form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用紙に名前を書いてください。">
            <text:p>この用紙に名前を書いてください。</text:p>
          </table:table-cell>
          <table:table-cell office:value-type="string" office:value="この ようし に なまえ を かいて ください。">
            <text:p>この ようし に なまえ を かいて ください。</text:p>
          </table:table-cell>
          <table:table-cell office:value-type="string" office:value="Please write your name on this form.">
            <text:p>Please write your name on this form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国産">
            <text:p>国産</text:p>
          </table:table-cell>
          <table:table-cell office:value-type="string" office:value="こくさん">
            <text:p>こくさん</text:p>
          </table:table-cell>
          <table:table-cell office:value-type="string" office:value="domestically produced (goods)">
            <text:p>domestically produced (goods)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ワインは国産です。">
            <text:p>このワインは国産です。</text:p>
          </table:table-cell>
          <table:table-cell office:value-type="string" office:value="この ワイン は こくさん です。">
            <text:p>この ワイン は こくさん です。</text:p>
          </table:table-cell>
          <table:table-cell office:value-type="string" office:value="This wine is a domestic product.">
            <text:p>This wine is a domestic produc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任務">
            <text:p>任務</text:p>
          </table:table-cell>
          <table:table-cell office:value-type="string" office:value="にんむ">
            <text:p>にんむ</text:p>
          </table:table-cell>
          <table:table-cell office:value-type="string" office:value="duty, mission">
            <text:p>duty, missio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最後まで自分の任務を果たした。">
            <text:p>彼は最後まで自分の任務を果たした。</text:p>
          </table:table-cell>
          <table:table-cell office:value-type="string" office:value="かれ は さいご まで じぶん の にんむ を はたした。">
            <text:p>かれ は さいご まで じぶん の にんむ を はたした。</text:p>
          </table:table-cell>
          <table:table-cell office:value-type="string" office:value="He fulfilled his duties to the end.">
            <text:p>He fulfilled his duties to the en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肝心">
            <text:p>肝心</text:p>
          </table:table-cell>
          <table:table-cell office:value-type="string" office:value="かんじん">
            <text:p>かんじん</text:p>
          </table:table-cell>
          <table:table-cell office:value-type="string" office:value="particularly essential, crucial">
            <text:p>particularly essential, crucial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何事も最初が肝心だ。">
            <text:p>何事も最初が肝心だ。</text:p>
          </table:table-cell>
          <table:table-cell office:value-type="string" office:value="なにごと も さいしょ が かんじん だ。">
            <text:p>なにごと も さいしょ が かんじん だ。</text:p>
          </table:table-cell>
          <table:table-cell office:value-type="string" office:value="Whatever you do, how you start is the essential thing.">
            <text:p>Whatever you do, how you start is the essential thin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遅れ">
            <text:p>遅れ</text:p>
          </table:table-cell>
          <table:table-cell office:value-type="string" office:value="おくれ">
            <text:p>おくれ</text:p>
          </table:table-cell>
          <table:table-cell office:value-type="string" office:value="delay, being late">
            <text:p>delay, being lat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電車が10分遅れで到着したんだ。">
            <text:p>電車が10分遅れで到着したんだ。</text:p>
          </table:table-cell>
          <table:table-cell office:value-type="string" office:value="でんしゃ が 10 ぷん おくれ で とうちゃく した ん だ。">
            <text:p>でんしゃ が 10 ぷん おくれ で とうちゃく した ん だ。</text:p>
          </table:table-cell>
          <table:table-cell office:value-type="string" office:value="The train arrived ten minutes late.">
            <text:p>The train arrived ten minutes lat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照明">
            <text:p>照明</text:p>
          </table:table-cell>
          <table:table-cell office:value-type="string" office:value="しょうめい">
            <text:p>しょうめい</text:p>
          </table:table-cell>
          <table:table-cell office:value-type="string" office:value="lighting">
            <text:p>lighting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もっと照明を明るくしてください。">
            <text:p>もっと照明を明るくしてください。</text:p>
          </table:table-cell>
          <table:table-cell office:value-type="string" office:value="もっと しょうめい を あかるく して ください。">
            <text:p>もっと しょうめい を あかるく して ください。</text:p>
          </table:table-cell>
          <table:table-cell office:value-type="string" office:value="Please make the lighting brighter.">
            <text:p>Please make the lighting bright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調和">
            <text:p>調和</text:p>
          </table:table-cell>
          <table:table-cell office:value-type="string" office:value="ちょうわ">
            <text:p>ちょうわ</text:p>
          </table:table-cell>
          <table:table-cell office:value-type="string" office:value="harmony, agreement">
            <text:p>harmony, agreement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彼女は自然と調和した暮らし方をしている。">
            <text:p>彼女は自然と調和した暮らし方をしている。</text:p>
          </table:table-cell>
          <table:table-cell office:value-type="string" office:value="かのじょ は しぜん と ちょうわ した くらし かた を して いる。">
            <text:p>かのじょ は しぜん と ちょうわ した くらし かた を して いる。</text:p>
          </table:table-cell>
          <table:table-cell office:value-type="string" office:value="She lives her life in harmony with nature.">
            <text:p>She lives her life in harmony with natur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見込み">
            <text:p>見込み</text:p>
          </table:table-cell>
          <table:table-cell office:value-type="string" office:value="みこみ">
            <text:p>みこみ</text:p>
          </table:table-cell>
          <table:table-cell office:value-type="string" office:value="prospect, potential">
            <text:p>prospect, potential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3月に大学を卒業の見込みです。">
            <text:p>3月に大学を卒業の見込みです。</text:p>
          </table:table-cell>
          <table:table-cell office:value-type="string" office:value="3 がつ に だいがく を そつぎょう の みこみ です。">
            <text:p>3 がつ に だいがく を そつぎょう の みこみ です。</text:p>
          </table:table-cell>
          <table:table-cell office:value-type="string" office:value="I expect to graduate from university in March.">
            <text:p>I expect to graduate from university in March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参議院">
            <text:p>参議院</text:p>
          </table:table-cell>
          <table:table-cell office:value-type="string" office:value="さんぎいん">
            <text:p>さんぎいん</text:p>
          </table:table-cell>
          <table:table-cell office:value-type="string" office:value="House of Councilors, Upper House">
            <text:p>House of Councilors, Upper Hous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参議院議員です。">
            <text:p>彼は参議院議員です。</text:p>
          </table:table-cell>
          <table:table-cell office:value-type="string" office:value="かれ は さんぎいん ぎいん です。">
            <text:p>かれ は さんぎいん ぎいん です。</text:p>
          </table:table-cell>
          <table:table-cell office:value-type="string" office:value="He is a member of the House of Councilors.">
            <text:p>He is a member of the House of Councilor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適応">
            <text:p>適応</text:p>
          </table:table-cell>
          <table:table-cell office:value-type="string" office:value="てきおう">
            <text:p>てきおう</text:p>
          </table:table-cell>
          <table:table-cell office:value-type="string" office:value="adaptation, adjustment">
            <text:p>adaptation, adjustment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彼はどんな環境にも適応できます。">
            <text:p>彼はどんな環境にも適応できます。</text:p>
          </table:table-cell>
          <table:table-cell office:value-type="string" office:value="かれ は どんな かんきょう に も てきおう できます。">
            <text:p>かれ は どんな かんきょう に も てきおう できます。</text:p>
          </table:table-cell>
          <table:table-cell office:value-type="string" office:value="He can adjust to any environment.">
            <text:p>He can adjust to any environmen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避難">
            <text:p>避難</text:p>
          </table:table-cell>
          <table:table-cell office:value-type="string" office:value="ひなん">
            <text:p>ひなん</text:p>
          </table:table-cell>
          <table:table-cell office:value-type="string" office:value="refuge, evacuation">
            <text:p>refuge, evacuatio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危ないので避難してください。">
            <text:p>危ないので避難してください。</text:p>
          </table:table-cell>
          <table:table-cell office:value-type="string" office:value="あぶない ので ひなん して ください。">
            <text:p>あぶない ので ひなん して ください。</text:p>
          </table:table-cell>
          <table:table-cell office:value-type="string" office:value="It's dangerous here, so please evacuate!">
            <text:p>It's dangerous here, so please evacuate!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臨む">
            <text:p>臨む</text:p>
          </table:table-cell>
          <table:table-cell office:value-type="string" office:value="のぞむ">
            <text:p>のぞむ</text:p>
          </table:table-cell>
          <table:table-cell office:value-type="string" office:value="be present at">
            <text:p>be present at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選手は最高の状態で大会に臨んだ。">
            <text:p>選手は最高の状態で大会に臨んだ。</text:p>
          </table:table-cell>
          <table:table-cell office:value-type="string" office:value="せんしゅ は さいこう の じょうたい で たいかい に のぞんだ。">
            <text:p>せんしゅ は さいこう の じょうたい で たいかい に のぞんだ。</text:p>
          </table:table-cell>
          <table:table-cell office:value-type="string" office:value="The athletes took part in the competition fully ready.">
            <text:p>The athletes took part in the competition fully read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結成">
            <text:p>結成</text:p>
          </table:table-cell>
          <table:table-cell office:value-type="string" office:value="けっせい">
            <text:p>けっせい</text:p>
          </table:table-cell>
          <table:table-cell office:value-type="string" office:value="organization, formation">
            <text:p>organization, formatio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新しい代表チームが結成されました。">
            <text:p>新しい代表チームが結成されました。</text:p>
          </table:table-cell>
          <table:table-cell office:value-type="string" office:value="あたらしい だいひょう チーム が けっせい されました。">
            <text:p>あたらしい だいひょう チーム が けっせい されました。</text:p>
          </table:table-cell>
          <table:table-cell office:value-type="string" office:value="A new representative team has been formed.">
            <text:p>A new representative team has been forme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意向">
            <text:p>意向</text:p>
          </table:table-cell>
          <table:table-cell office:value-type="string" office:value="いこう">
            <text:p>いこう</text:p>
          </table:table-cell>
          <table:table-cell office:value-type="string" office:value="intention">
            <text:p>intentio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の意向を聞いてみましょう。">
            <text:p>彼の意向を聞いてみましょう。</text:p>
          </table:table-cell>
          <table:table-cell office:value-type="string" office:value="かれ の いこう を きいて みましょう。">
            <text:p>かれ の いこう を きいて みましょう。</text:p>
          </table:table-cell>
          <table:table-cell office:value-type="string" office:value="Let's ask what his intentions are.">
            <text:p>Let's ask what his intentions ar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不況">
            <text:p>不況</text:p>
          </table:table-cell>
          <table:table-cell office:value-type="string" office:value="ふきょう">
            <text:p>ふきょう</text:p>
          </table:table-cell>
          <table:table-cell office:value-type="string" office:value="depression, recession">
            <text:p>depression, recessio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不況の影響で仕事が少ないね。">
            <text:p>不況の影響で仕事が少ないね。</text:p>
          </table:table-cell>
          <table:table-cell office:value-type="string" office:value="ふきょう の えいきょう で しごと が すくない ね。">
            <text:p>ふきょう の えいきょう で しごと が すくない ね。</text:p>
          </table:table-cell>
          <table:table-cell office:value-type="string" office:value="There's little work due to the recession.">
            <text:p>There's little work due to the recessi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公立">
            <text:p>公立</text:p>
          </table:table-cell>
          <table:table-cell office:value-type="string" office:value="こうりつ">
            <text:p>こうりつ</text:p>
          </table:table-cell>
          <table:table-cell office:value-type="string" office:value="public, government-run">
            <text:p>public, government-ru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駅前に公立の図書館があるよ。">
            <text:p>駅前に公立の図書館があるよ。</text:p>
          </table:table-cell>
          <table:table-cell office:value-type="string" office:value="えき まえ に こうりつ の としょかん が ある よ。">
            <text:p>えき まえ に こうりつ の としょかん が ある よ。</text:p>
          </table:table-cell>
          <table:table-cell office:value-type="string" office:value="There is a public library in front of the station.">
            <text:p>There is a public library in front of the stati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月日">
            <text:p>月日</text:p>
          </table:table-cell>
          <table:table-cell office:value-type="string" office:value="つきひ">
            <text:p>つきひ</text:p>
          </table:table-cell>
          <table:table-cell office:value-type="string" office:value="time, days">
            <text:p>time, day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月日が経つのは早いものです。">
            <text:p>月日が経つのは早いものです。</text:p>
          </table:table-cell>
          <table:table-cell office:value-type="string" office:value="つきひ が たつ の は はやい もの です。">
            <text:p>つきひ が たつ の は はやい もの です。</text:p>
          </table:table-cell>
          <table:table-cell office:value-type="string" office:value="Time flies.">
            <text:p>Time flie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つながる">
            <text:p>つながる</text:p>
          </table:table-cell>
          <table:table-cell office:value-type="string" office:value="つながる">
            <text:p>つながる</text:p>
          </table:table-cell>
          <table:table-cell office:value-type="string" office:value="be connected, be linked">
            <text:p>be connected, be linked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電話がつながりません。">
            <text:p>電話がつながりません。</text:p>
          </table:table-cell>
          <table:table-cell office:value-type="string" office:value="でんわ が つながりません。">
            <text:p>でんわ が つながりません。</text:p>
          </table:table-cell>
          <table:table-cell office:value-type="string" office:value="Phone calls aren't getting through.">
            <text:p>Phone calls aren't getting through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確立">
            <text:p>確立</text:p>
          </table:table-cell>
          <table:table-cell office:value-type="string" office:value="かくりつ">
            <text:p>かくりつ</text:p>
          </table:table-cell>
          <table:table-cell office:value-type="string" office:value="strong establishment">
            <text:p>strong establishment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北欧では社会保障が確立されています。">
            <text:p>北欧では社会保障が確立されています。</text:p>
          </table:table-cell>
          <table:table-cell office:value-type="string" office:value="ほくおう で は しゃかい ほしょう が かくりつ されて います。">
            <text:p>ほくおう で は しゃかい ほしょう が かくりつ されて います。</text:p>
          </table:table-cell>
          <table:table-cell office:value-type="string" office:value="In Northern Europe, social security is well established.">
            <text:p>In Northern Europe, social security is well establishe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確立">
            <text:p>確立</text:p>
          </table:table-cell>
          <table:table-cell office:value-type="string" office:value="かくりつ">
            <text:p>かくりつ</text:p>
          </table:table-cell>
          <table:table-cell office:value-type="string" office:value="strong establishment">
            <text:p>strong establishment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北欧では社会保障が確立されています。">
            <text:p>北欧では社会保障が確立されています。</text:p>
          </table:table-cell>
          <table:table-cell office:value-type="string" office:value="ほくおう で は しゃかい ほしょう が かくりつ されて います。">
            <text:p>ほくおう で は しゃかい ほしょう が かくりつ されて います。</text:p>
          </table:table-cell>
          <table:table-cell office:value-type="string" office:value="In Northern Europe, social security is well established.">
            <text:p>In Northern Europe, social security is well establishe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